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2.7661in"/>
    </style:style>
    <style:style style:name="co4" style:family="table-column">
      <style:table-column-properties fo:break-before="auto" style:column-width="3.6236in"/>
    </style:style>
    <style:style style:name="co5" style:family="table-column">
      <style:table-column-properties fo:break-before="auto" style:column-width="3.4626in"/>
    </style:style>
    <style:style style:name="co6" style:family="table-column">
      <style:table-column-properties fo:break-before="auto" style:column-width="2.948in"/>
    </style:style>
    <style:style style:name="co7" style:family="table-column">
      <style:table-column-properties fo:break-before="auto" style:column-width="2.9264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1437in"/>
    </style:style>
    <style:style style:name="co11" style:family="table-column">
      <style:table-column-properties fo:break-before="auto" style:column-width="1.9083in"/>
    </style:style>
    <style:style style:name="co12" style:family="table-column">
      <style:table-column-properties fo:break-before="auto" style:column-width="1.9299in"/>
    </style:style>
    <style:style style:name="co13" style:family="table-column">
      <style:table-column-properties fo:break-before="auto" style:column-width="2.3583in"/>
    </style:style>
    <style:style style:name="co14" style:family="table-column">
      <style:table-column-properties fo:break-before="auto" style:column-width="2.3264in"/>
    </style:style>
    <style:style style:name="co15" style:family="table-column">
      <style:table-column-properties fo:break-before="auto" style:column-width="1.7791in"/>
    </style:style>
    <style:style style:name="co16" style:family="table-column">
      <style:table-column-properties fo:break-before="auto" style:column-width="2.0047in"/>
    </style:style>
    <style:style style:name="co17" style:family="table-column">
      <style:table-column-properties fo:break-before="auto" style:column-width="2.1866in"/>
    </style:style>
    <style:style style:name="co18" style:family="table-column">
      <style:table-column-properties fo:break-before="auto" style:column-width="1.511in"/>
    </style:style>
    <style:style style:name="co19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0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-UseIndirectKlassPointers</text:p>
          </table:table-cell>
          <table:table-cell office:value-type="string" calcext:value-type="string">
            <text:p>+UseIndirectKlassPointers</text:p>
          </table:table-cell>
          <table:table-cell office:value-type="string" calcext:value-type="string">
            <text:p>+UseIndirectKlassPointers, Percent </text:p>
          </table:table-cell>
          <table:table-cell office:value-type="string" calcext:value-type="string">
            <text:p>-UseIndirectKlassPointers, Cache Misses</text:p>
          </table:table-cell>
          <table:table-cell office:value-type="string" calcext:value-type="string">
            <text:p>+UseIndirectKlassPointers, L1 Cache Misses</text:p>
          </table:table-cell>
          <table:table-cell office:value-type="string" calcext:value-type="string">
            <text:p>+UseIndirectKlassPointers, L1 Cache Misses percent compared with -UseIndirectKlassPointers</text:p>
          </table:table-cell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512" calcext:value-type="float">
            <text:p>512</text:p>
          </table:table-cell>
          <table:table-cell office:value-type="float" office:value="27401.866" calcext:value-type="float">
            <text:p>27401.866</text:p>
          </table:table-cell>
          <table:table-cell office:value-type="float" office:value="30895.154" calcext:value-type="float">
            <text:p>30895.154</text:p>
          </table:table-cell>
          <table:table-cell table:formula="of:=ROUND((([.D2]*100)/[.C2]); 2)" office:value-type="float" office:value="112.75" calcext:value-type="float">
            <text:p>112.75</text:p>
          </table:table-cell>
          <table:table-cell office:value-type="float" office:value="70717441154" calcext:value-type="float">
            <text:p>70717441154</text:p>
          </table:table-cell>
          <table:table-cell office:value-type="float" office:value="69096991863" calcext:value-type="float">
            <text:p>69096991863</text:p>
          </table:table-cell>
          <table:table-cell table:formula="of:=ROUND((([.G2]*100)/[.F2]);2)" office:value-type="float" office:value="97.71" calcext:value-type="float">
            <text:p>97.71</text:p>
          </table:table-cell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1024" calcext:value-type="float">
            <text:p>1024</text:p>
          </table:table-cell>
          <table:table-cell office:value-type="float" office:value="30837.576" calcext:value-type="float">
            <text:p>30837.576</text:p>
          </table:table-cell>
          <table:table-cell office:value-type="float" office:value="34728.504" calcext:value-type="float">
            <text:p>34728.504</text:p>
          </table:table-cell>
          <table:table-cell table:formula="of:=ROUND((([.D3]*100)/[.C3]); 2)" office:value-type="float" office:value="112.62" calcext:value-type="float">
            <text:p>112.62</text:p>
          </table:table-cell>
          <table:table-cell office:value-type="float" office:value="79290883158" calcext:value-type="float">
            <text:p>79290883158</text:p>
          </table:table-cell>
          <table:table-cell office:value-type="float" office:value="83925709133" calcext:value-type="float">
            <text:p>83925709133</text:p>
          </table:table-cell>
          <table:table-cell table:formula="of:=ROUND((([.G3]*100)/[.F3]);2)" office:value-type="float" office:value="105.85" calcext:value-type="float">
            <text:p>105.85</text:p>
          </table:table-cell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2048" calcext:value-type="float">
            <text:p>2048</text:p>
          </table:table-cell>
          <table:table-cell office:value-type="float" office:value="38996.449" calcext:value-type="float">
            <text:p>38996.449</text:p>
          </table:table-cell>
          <table:table-cell office:value-type="float" office:value="43849.157" calcext:value-type="float">
            <text:p>43849.157</text:p>
          </table:table-cell>
          <table:table-cell table:formula="of:=ROUND((([.D4]*100)/[.C4]); 2)" office:value-type="float" office:value="112.44" calcext:value-type="float">
            <text:p>112.44</text:p>
          </table:table-cell>
          <table:table-cell office:value-type="float" office:value="82888519088" calcext:value-type="float">
            <text:p>82888519088</text:p>
          </table:table-cell>
          <table:table-cell office:value-type="float" office:value="99488552855" calcext:value-type="float">
            <text:p>99488552855</text:p>
          </table:table-cell>
          <table:table-cell table:formula="of:=ROUND((([.G4]*100)/[.F4]);2)" office:value-type="float" office:value="120.03" calcext:value-type="float">
            <text:p>120.03</text:p>
          </table:table-cell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4096" calcext:value-type="float">
            <text:p>4096</text:p>
          </table:table-cell>
          <table:table-cell office:value-type="float" office:value="46672.67" calcext:value-type="float">
            <text:p>46672.67</text:p>
          </table:table-cell>
          <table:table-cell office:value-type="float" office:value="52645.803" calcext:value-type="float">
            <text:p>52645.803</text:p>
          </table:table-cell>
          <table:table-cell table:formula="of:=ROUND((([.D5]*100)/[.C5]); 2)" office:value-type="float" office:value="112.8" calcext:value-type="float">
            <text:p>112.8</text:p>
          </table:table-cell>
          <table:table-cell office:value-type="float" office:value="85857620729" calcext:value-type="float">
            <text:p>85857620729</text:p>
          </table:table-cell>
          <table:table-cell office:value-type="float" office:value="111853708158" calcext:value-type="float">
            <text:p>111853708158</text:p>
          </table:table-cell>
          <table:table-cell table:formula="of:=ROUND((([.G5]*100)/[.F5]);2)" office:value-type="float" office:value="130.28" calcext:value-type="float">
            <text:p>130.28</text:p>
          </table:table-cell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8192" calcext:value-type="float">
            <text:p>8192</text:p>
          </table:table-cell>
          <table:table-cell office:value-type="float" office:value="49589.194" calcext:value-type="float">
            <text:p>49589.194</text:p>
          </table:table-cell>
          <table:table-cell office:value-type="float" office:value="57943.652" calcext:value-type="float">
            <text:p>57943.652</text:p>
          </table:table-cell>
          <table:table-cell table:formula="of:=ROUND((([.D6]*100)/[.C6]); 2)" office:value-type="float" office:value="116.85" calcext:value-type="float">
            <text:p>116.85</text:p>
          </table:table-cell>
          <table:table-cell office:value-type="float" office:value="90261862275" calcext:value-type="float">
            <text:p>90261862275</text:p>
          </table:table-cell>
          <table:table-cell office:value-type="float" office:value="119755884050" calcext:value-type="float">
            <text:p>119755884050</text:p>
          </table:table-cell>
          <table:table-cell table:formula="of:=ROUND((([.G6]*100)/[.F6]);2)" office:value-type="float" office:value="132.68" calcext:value-type="float">
            <text:p>132.68</text:p>
          </table:table-cell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16384" calcext:value-type="float">
            <text:p>16384</text:p>
          </table:table-cell>
          <table:table-cell office:value-type="float" office:value="50589.647" calcext:value-type="float">
            <text:p>50589.647</text:p>
          </table:table-cell>
          <table:table-cell office:value-type="float" office:value="68592.279" calcext:value-type="float">
            <text:p>68592.279</text:p>
          </table:table-cell>
          <table:table-cell table:formula="of:=ROUND((([.D7]*100)/[.C7]); 2)" office:value-type="float" office:value="135.59" calcext:value-type="float">
            <text:p>135.59</text:p>
          </table:table-cell>
          <table:table-cell office:value-type="float" office:value="94265502536" calcext:value-type="float">
            <text:p>94265502536</text:p>
          </table:table-cell>
          <table:table-cell office:value-type="float" office:value="123701889287" calcext:value-type="float">
            <text:p>123701889287</text:p>
          </table:table-cell>
          <table:table-cell table:formula="of:=ROUND((([.G7]*100)/[.F7]);2)" office:value-type="float" office:value="131.23" calcext:value-type="float">
            <text:p>131.23</text:p>
          </table:table-cell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512" calcext:value-type="float">
            <text:p>512</text:p>
          </table:table-cell>
          <table:table-cell office:value-type="float" office:value="49165.413" calcext:value-type="float">
            <text:p>49165.413</text:p>
          </table:table-cell>
          <table:table-cell office:value-type="float" office:value="49847.229" calcext:value-type="float">
            <text:p>49847.229</text:p>
          </table:table-cell>
          <table:table-cell table:formula="of:=ROUND((([.D8]*100)/[.C8]); 2)" office:value-type="float" office:value="101.39" calcext:value-type="float">
            <text:p>101.39</text:p>
          </table:table-cell>
          <table:table-cell office:value-type="float" office:value="57975475261" calcext:value-type="float">
            <text:p>57975475261</text:p>
          </table:table-cell>
          <table:table-cell office:value-type="float" office:value="63044036224" calcext:value-type="float">
            <text:p>63044036224</text:p>
          </table:table-cell>
          <table:table-cell table:formula="of:=ROUND((([.G8]*100)/[.F8]);2)" office:value-type="float" office:value="108.74" calcext:value-type="float">
            <text:p>108.74</text:p>
          </table:table-cell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1024" calcext:value-type="float">
            <text:p>1024</text:p>
          </table:table-cell>
          <table:table-cell office:value-type="float" office:value="50872.742" calcext:value-type="float">
            <text:p>50872.742</text:p>
          </table:table-cell>
          <table:table-cell office:value-type="float" office:value="53344.327" calcext:value-type="float">
            <text:p>53344.327</text:p>
          </table:table-cell>
          <table:table-cell table:formula="of:=ROUND((([.D9]*100)/[.C9]); 2)" office:value-type="float" office:value="104.86" calcext:value-type="float">
            <text:p>104.86</text:p>
          </table:table-cell>
          <table:table-cell office:value-type="float" office:value="65142049064" calcext:value-type="float">
            <text:p>65142049064</text:p>
          </table:table-cell>
          <table:table-cell office:value-type="float" office:value="75606514151" calcext:value-type="float">
            <text:p>75606514151</text:p>
          </table:table-cell>
          <table:table-cell table:formula="of:=ROUND((([.G9]*100)/[.F9]);2)" office:value-type="float" office:value="116.06" calcext:value-type="float">
            <text:p>116.06</text:p>
          </table:table-cell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2048" calcext:value-type="float">
            <text:p>2048</text:p>
          </table:table-cell>
          <table:table-cell office:value-type="float" office:value="58830.838" calcext:value-type="float">
            <text:p>58830.838</text:p>
          </table:table-cell>
          <table:table-cell office:value-type="float" office:value="56818.257" calcext:value-type="float">
            <text:p>56818.257</text:p>
          </table:table-cell>
          <table:table-cell table:formula="of:=ROUND((([.D10]*100)/[.C10]); 2)" office:value-type="float" office:value="96.58" calcext:value-type="float">
            <text:p>96.58</text:p>
          </table:table-cell>
          <table:table-cell office:value-type="float" office:value="69801263220" calcext:value-type="float">
            <text:p>69801263220</text:p>
          </table:table-cell>
          <table:table-cell office:value-type="float" office:value="87814189581" calcext:value-type="float">
            <text:p>87814189581</text:p>
          </table:table-cell>
          <table:table-cell table:formula="of:=ROUND((([.G10]*100)/[.F10]);2)" office:value-type="float" office:value="125.81" calcext:value-type="float">
            <text:p>125.81</text:p>
          </table:table-cell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4096" calcext:value-type="float">
            <text:p>4096</text:p>
          </table:table-cell>
          <table:table-cell office:value-type="float" office:value="56157.333" calcext:value-type="float">
            <text:p>56157.333</text:p>
          </table:table-cell>
          <table:table-cell office:value-type="float" office:value="75504.062" calcext:value-type="float">
            <text:p>75504.062</text:p>
          </table:table-cell>
          <table:table-cell table:formula="of:=ROUND((([.D11]*100)/[.C11]); 2)" office:value-type="float" office:value="134.45" calcext:value-type="float">
            <text:p>134.45</text:p>
          </table:table-cell>
          <table:table-cell office:value-type="float" office:value="72757572737" calcext:value-type="float">
            <text:p>72757572737</text:p>
          </table:table-cell>
          <table:table-cell office:value-type="float" office:value="96896992157" calcext:value-type="float">
            <text:p>96896992157</text:p>
          </table:table-cell>
          <table:table-cell table:formula="of:=ROUND((([.G11]*100)/[.F11]);2)" office:value-type="float" office:value="133.18" calcext:value-type="float">
            <text:p>133.18</text:p>
          </table:table-cell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8192" calcext:value-type="float">
            <text:p>8192</text:p>
          </table:table-cell>
          <table:table-cell office:value-type="float" office:value="61056.053" calcext:value-type="float">
            <text:p>61056.053</text:p>
          </table:table-cell>
          <table:table-cell office:value-type="float" office:value="71487.493" calcext:value-type="float">
            <text:p>71487.493</text:p>
          </table:table-cell>
          <table:table-cell table:formula="of:=ROUND((([.D12]*100)/[.C12]); 2)" office:value-type="float" office:value="117.09" calcext:value-type="float">
            <text:p>117.09</text:p>
          </table:table-cell>
          <table:table-cell office:value-type="float" office:value="76830573810" calcext:value-type="float">
            <text:p>76830573810</text:p>
          </table:table-cell>
          <table:table-cell office:value-type="float" office:value="102430303018" calcext:value-type="float">
            <text:p>102430303018</text:p>
          </table:table-cell>
          <table:table-cell table:formula="of:=ROUND((([.G12]*100)/[.F12]);2)" office:value-type="float" office:value="133.32" calcext:value-type="float">
            <text:p>133.32</text:p>
          </table:table-cell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16384" calcext:value-type="float">
            <text:p>16384</text:p>
          </table:table-cell>
          <table:table-cell office:value-type="float" office:value="58227.652" calcext:value-type="float">
            <text:p>58227.652</text:p>
          </table:table-cell>
          <table:table-cell office:value-type="float" office:value="67196.073" calcext:value-type="float">
            <text:p>67196.073</text:p>
          </table:table-cell>
          <table:table-cell table:formula="of:=ROUND((([.D13]*100)/[.C13]); 2)" office:value-type="float" office:value="115.4" calcext:value-type="float">
            <text:p>115.4</text:p>
          </table:table-cell>
          <table:table-cell office:value-type="float" office:value="80711651465" calcext:value-type="float">
            <text:p>80711651465</text:p>
          </table:table-cell>
          <table:table-cell office:value-type="float" office:value="105375899443" calcext:value-type="float">
            <text:p>105375899443</text:p>
          </table:table-cell>
          <table:table-cell table:formula="of:=ROUND((([.G13]*100)/[.F13]);2)" office:value-type="float" office:value="130.56" calcext:value-type="float">
            <text:p>130.56</text:p>
          </table:table-cell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512" calcext:value-type="float">
            <text:p>512</text:p>
          </table:table-cell>
          <table:table-cell office:value-type="float" office:value="168302.354" calcext:value-type="float">
            <text:p>168302.354</text:p>
          </table:table-cell>
          <table:table-cell office:value-type="float" office:value="194805.175" calcext:value-type="float">
            <text:p>194805.175</text:p>
          </table:table-cell>
          <table:table-cell table:formula="of:=ROUND((([.D14]*100)/[.C14]); 2)" office:value-type="float" office:value="115.75" calcext:value-type="float">
            <text:p>115.75</text:p>
          </table:table-cell>
          <table:table-cell office:value-type="float" office:value="63624550596" calcext:value-type="float">
            <text:p>63624550596</text:p>
          </table:table-cell>
          <table:table-cell office:value-type="float" office:value="68681779848" calcext:value-type="float">
            <text:p>68681779848</text:p>
          </table:table-cell>
          <table:table-cell table:formula="of:=ROUND((([.G14]*100)/[.F14]);2)" office:value-type="float" office:value="107.95" calcext:value-type="float">
            <text:p>107.95</text:p>
          </table:table-cell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1024" calcext:value-type="float">
            <text:p>1024</text:p>
          </table:table-cell>
          <table:table-cell office:value-type="float" office:value="192219.823" calcext:value-type="float">
            <text:p>192219.823</text:p>
          </table:table-cell>
          <table:table-cell office:value-type="float" office:value="216919.311" calcext:value-type="float">
            <text:p>216919.311</text:p>
          </table:table-cell>
          <table:table-cell table:formula="of:=ROUND((([.D15]*100)/[.C15]); 2)" office:value-type="float" office:value="112.85" calcext:value-type="float">
            <text:p>112.85</text:p>
          </table:table-cell>
          <table:table-cell office:value-type="float" office:value="72995628655" calcext:value-type="float">
            <text:p>72995628655</text:p>
          </table:table-cell>
          <table:table-cell office:value-type="float" office:value="83997313580" calcext:value-type="float">
            <text:p>83997313580</text:p>
          </table:table-cell>
          <table:table-cell table:formula="of:=ROUND((([.G15]*100)/[.F15]);2)" office:value-type="float" office:value="115.07" calcext:value-type="float">
            <text:p>115.07</text:p>
          </table:table-cell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2048" calcext:value-type="float">
            <text:p>2048</text:p>
          </table:table-cell>
          <table:table-cell office:value-type="float" office:value="276498.38" calcext:value-type="float">
            <text:p>276498.38</text:p>
          </table:table-cell>
          <table:table-cell office:value-type="float" office:value="268132.81" calcext:value-type="float">
            <text:p>268132.81</text:p>
          </table:table-cell>
          <table:table-cell table:formula="of:=ROUND((([.D16]*100)/[.C16]); 2)" office:value-type="float" office:value="96.97" calcext:value-type="float">
            <text:p>96.97</text:p>
          </table:table-cell>
          <table:table-cell office:value-type="float" office:value="78317135189" calcext:value-type="float">
            <text:p>78317135189</text:p>
          </table:table-cell>
          <table:table-cell office:value-type="float" office:value="97966118120" calcext:value-type="float">
            <text:p>97966118120</text:p>
          </table:table-cell>
          <table:table-cell table:formula="of:=ROUND((([.G16]*100)/[.F16]);2)" office:value-type="float" office:value="125.09" calcext:value-type="float">
            <text:p>125.09</text:p>
          </table:table-cell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4096" calcext:value-type="float">
            <text:p>4096</text:p>
          </table:table-cell>
          <table:table-cell office:value-type="float" office:value="279173.217" calcext:value-type="float">
            <text:p>279173.217</text:p>
          </table:table-cell>
          <table:table-cell office:value-type="float" office:value="319200.013" calcext:value-type="float">
            <text:p>319200.013</text:p>
          </table:table-cell>
          <table:table-cell table:formula="of:=ROUND((([.D17]*100)/[.C17]); 2)" office:value-type="float" office:value="114.34" calcext:value-type="float">
            <text:p>114.34</text:p>
          </table:table-cell>
          <table:table-cell office:value-type="float" office:value="81273192980" calcext:value-type="float">
            <text:p>81273192980</text:p>
          </table:table-cell>
          <table:table-cell office:value-type="float" office:value="110271162130" calcext:value-type="float">
            <text:p>110271162130</text:p>
          </table:table-cell>
          <table:table-cell table:formula="of:=ROUND((([.G17]*100)/[.F17]);2)" office:value-type="float" office:value="135.68" calcext:value-type="float">
            <text:p>135.68</text:p>
          </table:table-cell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8192" calcext:value-type="float">
            <text:p>8192</text:p>
          </table:table-cell>
          <table:table-cell office:value-type="float" office:value="303783.997" calcext:value-type="float">
            <text:p>303783.997</text:p>
          </table:table-cell>
          <table:table-cell office:value-type="float" office:value="365257.162" calcext:value-type="float">
            <text:p>365257.162</text:p>
          </table:table-cell>
          <table:table-cell table:formula="of:=ROUND((([.D18]*100)/[.C18]); 2)" office:value-type="float" office:value="120.24" calcext:value-type="float">
            <text:p>120.24</text:p>
          </table:table-cell>
          <table:table-cell office:value-type="float" office:value="85748243704" calcext:value-type="float">
            <text:p>85748243704</text:p>
          </table:table-cell>
          <table:table-cell office:value-type="float" office:value="117704782741" calcext:value-type="float">
            <text:p>117704782741</text:p>
          </table:table-cell>
          <table:table-cell table:formula="of:=ROUND((([.G18]*100)/[.F18]);2)" office:value-type="float" office:value="137.27" calcext:value-type="float">
            <text:p>137.27</text:p>
          </table:table-cell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16384" calcext:value-type="float">
            <text:p>16384</text:p>
          </table:table-cell>
          <table:table-cell office:value-type="float" office:value="337843.187" calcext:value-type="float">
            <text:p>337843.187</text:p>
          </table:table-cell>
          <table:table-cell office:value-type="float" office:value="426803.383" calcext:value-type="float">
            <text:p>426803.383</text:p>
          </table:table-cell>
          <table:table-cell table:formula="of:=ROUND((([.D19]*100)/[.C19]); 2)" office:value-type="float" office:value="126.33" calcext:value-type="float">
            <text:p>126.33</text:p>
          </table:table-cell>
          <table:table-cell office:value-type="float" office:value="90019010277" calcext:value-type="float">
            <text:p>90019010277</text:p>
          </table:table-cell>
          <table:table-cell office:value-type="float" office:value="121149333455" calcext:value-type="float">
            <text:p>121149333455</text:p>
          </table:table-cell>
          <table:table-cell table:formula="of:=ROUND((([.G19]*100)/[.F19]);2)" office:value-type="float" office:value="134.58" calcext:value-type="float">
            <text:p>134.58</text:p>
          </table:table-cell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1gc" table:style-name="ta1">
        <table:shapes>
          <draw:frame draw:z-index="0" draw:style-name="gr1" draw:text-style-name="P1" svg:width="6.2988in" svg:height="3.5429in" svg:x="0.3303in" svg:y="1.5244in">
            <draw:object draw:notify-on-update-of-ranges="g1gc.B1:g1gc.B1 g1gc.B2:g1gc.B7 g1gc.C1:g1gc.C1 g1gc.C2:g1gc.C7 g1gc.D1:g1gc.D1 g1gc.D2:g1gc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2917in" svg:y="5.2709in">
            <draw:object draw:notify-on-update-of-ranges="g1gc.B1:g1gc.B1 g1gc.B2:g1gc.B7 g1gc.E1:g1gc.E1 g1gc.E2:g1gc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9488in" svg:y="1.485in">
            <draw:object draw:notify-on-update-of-ranges="g1gc.B1:g1gc.B1 g1gc.B2:g1gc.B7 g1gc.H1:g1gc.H1 g1gc.H2:g1gc.H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number-columns-repeated="4" table:default-cell-style-name="Default"/>
        <table:table-column table:style-name="co10" table:default-cell-style-name="ce1"/>
        <table:table-column table:style-name="co10" table:number-columns-repeated="1019" table:default-cell-style-name="Default"/>
        <table:table-row table:style-name="ro1">
          <table:table-cell table:formula="of:=[$raw.A1]" office:value-type="string" office:string-value="GC" calcext:value-type="string">
            <text:p>GC</text:p>
          </table:table-cell>
          <table:table-cell table:formula="of:=[$raw.B1]" office:value-type="string" office:string-value="Classes" calcext:value-type="string">
            <text:p>Classes</text:p>
          </table:table-cell>
          <table:table-cell table:formula="of:=[$raw.C1]" office:value-type="string" office:string-value="-UseIndirectKlassPointers" calcext:value-type="string">
            <text:p>-UseIndirectKlassPointers</text:p>
          </table:table-cell>
          <table:table-cell table:formula="of:=[$raw.D1]" office:value-type="string" office:string-value="+UseIndirectKlassPointers" calcext:value-type="string">
            <text:p>+UseIndirectKlassPointers</text:p>
          </table:table-cell>
          <table:table-cell table:formula="of:=[$raw.E1]" office:value-type="string" office:string-value="+UseIndirectKlassPointers, Percent " calcext:value-type="string">
            <text:p>+UseIndirectKlassPointers, Percent </text:p>
          </table:table-cell>
          <table:table-cell table:style-name="ce1" table:formula="of:=[$raw.F1]" office:value-type="string" office:string-value="-UseIndirectKlassPointers, Cache Misses" calcext:value-type="string">
            <text:p>-UseIndirectKlassPointers, Cache Misses</text:p>
          </table:table-cell>
          <table:table-cell table:style-name="ce1" table:formula="of:=[$raw.G1]" office:value-type="string" office:string-value="+UseIndirectKlassPointers, L1 Cache Misses" calcext:value-type="string">
            <text:p>+UseIndirectKlassPointers, L1 Cache Misses</text:p>
          </table:table-cell>
          <table:table-cell table:style-name="ce1" table:formula="of:=[$raw.H1]" office:value-type="string" office:string-value="+UseIndirectKlassPointers, L1 Cache Misses percent compared with -UseIndirectKlassPointers" calcext:value-type="string">
            <text:p>+UseIndirectKlassPointers, L1 Cache Misses percent compared with -UseIndirectKlassPointers</text:p>
          </table:table-cell>
          <table:table-cell table:style-name="ce2"/>
          <table:table-cell table:number-columns-repeated="1015"/>
        </table:table-row>
        <table:table-row table:style-name="ro1">
          <table:table-cell table:formula="of:=[$raw.A2]" office:value-type="string" office:string-value="-XX:+UseG1GC" calcext:value-type="string">
            <text:p>-XX:+UseG1GC</text:p>
          </table:table-cell>
          <table:table-cell table:formula="of:=[$raw.B2]" office:value-type="float" office:value="512" calcext:value-type="float">
            <text:p>512</text:p>
          </table:table-cell>
          <table:table-cell table:formula="of:=[$raw.C2]" office:value-type="float" office:value="27401.866" calcext:value-type="float">
            <text:p>27401.866</text:p>
          </table:table-cell>
          <table:table-cell table:formula="of:=[$raw.D2]" office:value-type="float" office:value="30895.154" calcext:value-type="float">
            <text:p>30895.154</text:p>
          </table:table-cell>
          <table:table-cell table:formula="of:=[$raw.E2]" office:value-type="float" office:value="112.75" calcext:value-type="float">
            <text:p>112.75</text:p>
          </table:table-cell>
          <table:table-cell table:style-name="ce1" table:formula="of:=[$raw.F2]" office:value-type="float" office:value="70717441154" calcext:value-type="float">
            <text:p>70717441154</text:p>
          </table:table-cell>
          <table:table-cell table:style-name="ce1" table:formula="of:=[$raw.G2]" office:value-type="float" office:value="69096991863" calcext:value-type="float">
            <text:p>69096991863</text:p>
          </table:table-cell>
          <table:table-cell table:style-name="ce1" table:formula="of:=[$raw.H2]" office:value-type="float" office:value="97.71" calcext:value-type="float">
            <text:p>97.71</text:p>
          </table:table-cell>
          <table:table-cell table:style-name="ce1"/>
          <table:table-cell table:number-columns-repeated="1015"/>
        </table:table-row>
        <table:table-row table:style-name="ro1">
          <table:table-cell table:formula="of:=[$raw.A3]" office:value-type="string" office:string-value="-XX:+UseG1GC" calcext:value-type="string">
            <text:p>-XX:+UseG1GC</text:p>
          </table:table-cell>
          <table:table-cell table:formula="of:=[$raw.B3]" office:value-type="float" office:value="1024" calcext:value-type="float">
            <text:p>1024</text:p>
          </table:table-cell>
          <table:table-cell table:formula="of:=[$raw.C3]" office:value-type="float" office:value="30837.576" calcext:value-type="float">
            <text:p>30837.576</text:p>
          </table:table-cell>
          <table:table-cell table:formula="of:=[$raw.D3]" office:value-type="float" office:value="34728.504" calcext:value-type="float">
            <text:p>34728.504</text:p>
          </table:table-cell>
          <table:table-cell table:formula="of:=[$raw.E3]" office:value-type="float" office:value="112.62" calcext:value-type="float">
            <text:p>112.62</text:p>
          </table:table-cell>
          <table:table-cell table:style-name="ce1" table:formula="of:=[$raw.F3]" office:value-type="float" office:value="79290883158" calcext:value-type="float">
            <text:p>79290883158</text:p>
          </table:table-cell>
          <table:table-cell table:style-name="ce1" table:formula="of:=[$raw.G3]" office:value-type="float" office:value="83925709133" calcext:value-type="float">
            <text:p>83925709133</text:p>
          </table:table-cell>
          <table:table-cell table:style-name="ce1" table:formula="of:=[$raw.H3]" office:value-type="float" office:value="105.85" calcext:value-type="float">
            <text:p>105.85</text:p>
          </table:table-cell>
          <table:table-cell table:style-name="ce1"/>
          <table:table-cell table:number-columns-repeated="1015"/>
        </table:table-row>
        <table:table-row table:style-name="ro1">
          <table:table-cell table:formula="of:=[$raw.A4]" office:value-type="string" office:string-value="-XX:+UseG1GC" calcext:value-type="string">
            <text:p>-XX:+UseG1GC</text:p>
          </table:table-cell>
          <table:table-cell table:formula="of:=[$raw.B4]" office:value-type="float" office:value="2048" calcext:value-type="float">
            <text:p>2048</text:p>
          </table:table-cell>
          <table:table-cell table:formula="of:=[$raw.C4]" office:value-type="float" office:value="38996.449" calcext:value-type="float">
            <text:p>38996.449</text:p>
          </table:table-cell>
          <table:table-cell table:formula="of:=[$raw.D4]" office:value-type="float" office:value="43849.157" calcext:value-type="float">
            <text:p>43849.157</text:p>
          </table:table-cell>
          <table:table-cell table:formula="of:=[$raw.E4]" office:value-type="float" office:value="112.44" calcext:value-type="float">
            <text:p>112.44</text:p>
          </table:table-cell>
          <table:table-cell table:style-name="ce1" table:formula="of:=[$raw.F4]" office:value-type="float" office:value="82888519088" calcext:value-type="float">
            <text:p>82888519088</text:p>
          </table:table-cell>
          <table:table-cell table:style-name="ce1" table:formula="of:=[$raw.G4]" office:value-type="float" office:value="99488552855" calcext:value-type="float">
            <text:p>99488552855</text:p>
          </table:table-cell>
          <table:table-cell table:style-name="ce1" table:formula="of:=[$raw.H4]" office:value-type="float" office:value="120.03" calcext:value-type="float">
            <text:p>120.03</text:p>
          </table:table-cell>
          <table:table-cell table:style-name="ce1"/>
          <table:table-cell table:number-columns-repeated="1015"/>
        </table:table-row>
        <table:table-row table:style-name="ro1">
          <table:table-cell table:formula="of:=[$raw.A5]" office:value-type="string" office:string-value="-XX:+UseG1GC" calcext:value-type="string">
            <text:p>-XX:+UseG1GC</text:p>
          </table:table-cell>
          <table:table-cell table:formula="of:=[$raw.B5]" office:value-type="float" office:value="4096" calcext:value-type="float">
            <text:p>4096</text:p>
          </table:table-cell>
          <table:table-cell table:formula="of:=[$raw.C5]" office:value-type="float" office:value="46672.67" calcext:value-type="float">
            <text:p>46672.67</text:p>
          </table:table-cell>
          <table:table-cell table:formula="of:=[$raw.D5]" office:value-type="float" office:value="52645.803" calcext:value-type="float">
            <text:p>52645.803</text:p>
          </table:table-cell>
          <table:table-cell table:formula="of:=[$raw.E5]" office:value-type="float" office:value="112.8" calcext:value-type="float">
            <text:p>112.8</text:p>
          </table:table-cell>
          <table:table-cell table:style-name="ce1" table:formula="of:=[$raw.F5]" office:value-type="float" office:value="85857620729" calcext:value-type="float">
            <text:p>85857620729</text:p>
          </table:table-cell>
          <table:table-cell table:style-name="ce1" table:formula="of:=[$raw.G5]" office:value-type="float" office:value="111853708158" calcext:value-type="float">
            <text:p>111853708158</text:p>
          </table:table-cell>
          <table:table-cell table:style-name="ce1" table:formula="of:=[$raw.H5]" office:value-type="float" office:value="130.28" calcext:value-type="float">
            <text:p>130.28</text:p>
          </table:table-cell>
          <table:table-cell table:style-name="ce1"/>
          <table:table-cell table:number-columns-repeated="1015"/>
        </table:table-row>
        <table:table-row table:style-name="ro1">
          <table:table-cell table:formula="of:=[$raw.A6]" office:value-type="string" office:string-value="-XX:+UseG1GC" calcext:value-type="string">
            <text:p>-XX:+UseG1GC</text:p>
          </table:table-cell>
          <table:table-cell table:formula="of:=[$raw.B6]" office:value-type="float" office:value="8192" calcext:value-type="float">
            <text:p>8192</text:p>
          </table:table-cell>
          <table:table-cell table:formula="of:=[$raw.C6]" office:value-type="float" office:value="49589.194" calcext:value-type="float">
            <text:p>49589.194</text:p>
          </table:table-cell>
          <table:table-cell table:formula="of:=[$raw.D6]" office:value-type="float" office:value="57943.652" calcext:value-type="float">
            <text:p>57943.652</text:p>
          </table:table-cell>
          <table:table-cell table:formula="of:=[$raw.E6]" office:value-type="float" office:value="116.85" calcext:value-type="float">
            <text:p>116.85</text:p>
          </table:table-cell>
          <table:table-cell table:style-name="ce1" table:formula="of:=[$raw.F6]" office:value-type="float" office:value="90261862275" calcext:value-type="float">
            <text:p>90261862275</text:p>
          </table:table-cell>
          <table:table-cell table:style-name="ce1" table:formula="of:=[$raw.G6]" office:value-type="float" office:value="119755884050" calcext:value-type="float">
            <text:p>119755884050</text:p>
          </table:table-cell>
          <table:table-cell table:style-name="ce1" table:formula="of:=[$raw.H6]" office:value-type="float" office:value="132.68" calcext:value-type="float">
            <text:p>132.68</text:p>
          </table:table-cell>
          <table:table-cell table:style-name="ce1"/>
          <table:table-cell table:number-columns-repeated="1015"/>
        </table:table-row>
        <table:table-row table:style-name="ro1">
          <table:table-cell table:formula="of:=[$raw.A7]" office:value-type="string" office:string-value="-XX:+UseG1GC" calcext:value-type="string">
            <text:p>-XX:+UseG1GC</text:p>
          </table:table-cell>
          <table:table-cell table:formula="of:=[$raw.B7]" office:value-type="float" office:value="16384" calcext:value-type="float">
            <text:p>16384</text:p>
          </table:table-cell>
          <table:table-cell table:formula="of:=[$raw.C7]" office:value-type="float" office:value="50589.647" calcext:value-type="float">
            <text:p>50589.647</text:p>
          </table:table-cell>
          <table:table-cell table:formula="of:=[$raw.D7]" office:value-type="float" office:value="68592.279" calcext:value-type="float">
            <text:p>68592.279</text:p>
          </table:table-cell>
          <table:table-cell table:formula="of:=[$raw.E7]" office:value-type="float" office:value="135.59" calcext:value-type="float">
            <text:p>135.59</text:p>
          </table:table-cell>
          <table:table-cell table:style-name="ce1" table:formula="of:=[$raw.F7]" office:value-type="float" office:value="94265502536" calcext:value-type="float">
            <text:p>94265502536</text:p>
          </table:table-cell>
          <table:table-cell table:style-name="ce1" table:formula="of:=[$raw.G7]" office:value-type="float" office:value="123701889287" calcext:value-type="float">
            <text:p>123701889287</text:p>
          </table:table-cell>
          <table:table-cell table:style-name="ce1" table:formula="of:=[$raw.H7]" office:value-type="float" office:value="131.23" calcext:value-type="float">
            <text:p>131.23</text:p>
          </table:table-cell>
          <table:table-cell table:style-name="ce1"/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gc" table:style-name="ta1"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9" table:number-columns-repeated="6" table:default-cell-style-name="Default"/>
        <table:table-row table:style-name="ro1">
          <table:table-cell table:formula="of:=[$raw.A1]" office:value-type="string" office:string-value="GC" calcext:value-type="string">
            <text:p>GC</text:p>
          </table:table-cell>
          <table:table-cell table:formula="of:=[$raw.B1]" office:value-type="string" office:string-value="Classes" calcext:value-type="string">
            <text:p>Classes</text:p>
          </table:table-cell>
          <table:table-cell table:formula="of:=[$raw.C1]" office:value-type="string" office:string-value="-UseIndirectKlassPointers" calcext:value-type="string">
            <text:p>-UseIndirectKlassPointers</text:p>
          </table:table-cell>
          <table:table-cell table:formula="of:=[$raw.D1]" office:value-type="string" office:string-value="+UseIndirectKlassPointers" calcext:value-type="string">
            <text:p>+UseIndirectKlassPointers</text:p>
          </table:table-cell>
          <table:table-cell table:style-name="Default" table:formula="of:=[$raw.E1]" office:value-type="string" office:string-value="+UseIndirectKlassPointers, Percent " calcext:value-type="string">
            <text:p>+UseIndirectKlassPointers, Percent </text:p>
          </table:table-cell>
          <table:table-cell table:formula="of:=[$raw.F1]" office:value-type="string" office:string-value="-UseIndirectKlassPointers, Cache Misses" calcext:value-type="string">
            <text:p>-UseIndirectKlassPointers, Cache Misses</text:p>
          </table:table-cell>
          <table:table-cell table:formula="of:=[$raw.G1]" office:value-type="string" office:string-value="+UseIndirectKlassPointers, L1 Cache Misses" calcext:value-type="string">
            <text:p>+UseIndirectKlassPointers, L1 Cache Misses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1]" office:value-type="string" office:string-value="+UseIndirectKlassPointers, L1 Cache Misses percent compared with -UseIndirectKlassPointers" calcext:value-type="string">
            <text:p>+UseIndirectKlassPointers, L1 Cache Misses percent compared with -UseIndirectKlassPointers</text:p>
          </table:table-cell>
          <table:table-cell table:formula="of:=[$raw.I1]" office:value-type="float" office:value="0" calcext:value-type="float">
            <text:p>0</text:p>
          </table:table-cell>
          <table:table-cell table:formula="of:=[$raw.J1]" office:value-type="float" office:value="0" calcext:value-type="float">
            <text:p>0</text:p>
          </table:table-cell>
          <table:table-cell table:formula="of:=[$raw.K1]" office:value-type="float" office:value="0" calcext:value-type="float">
            <text:p>0</text:p>
          </table:table-cell>
        </table:table-row>
        <table:table-row table:style-name="ro1">
          <table:table-cell table:formula="of:=[$raw.A8]" office:value-type="string" office:string-value="-XX:+UseParallelGC" calcext:value-type="string">
            <text:p>-XX:+UseParallelGC</text:p>
          </table:table-cell>
          <table:table-cell table:formula="of:=[$raw.B8]" office:value-type="float" office:value="512" calcext:value-type="float">
            <text:p>512</text:p>
          </table:table-cell>
          <table:table-cell table:formula="of:=[$raw.C8]" office:value-type="float" office:value="49165.413" calcext:value-type="float">
            <text:p>49165.413</text:p>
          </table:table-cell>
          <table:table-cell table:formula="of:=[$raw.D8]" office:value-type="float" office:value="49847.229" calcext:value-type="float">
            <text:p>49847.229</text:p>
          </table:table-cell>
          <table:table-cell table:style-name="Default" table:formula="of:=[$raw.E8]" office:value-type="float" office:value="101.39" calcext:value-type="float">
            <text:p>101.39</text:p>
          </table:table-cell>
          <table:table-cell table:formula="of:=[$raw.F8]" office:value-type="float" office:value="57975475261" calcext:value-type="float">
            <text:p>57975475261</text:p>
          </table:table-cell>
          <table:table-cell table:formula="of:=[$raw.G8]" office:value-type="float" office:value="63044036224" calcext:value-type="float">
            <text:p>6304403622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8]" office:value-type="float" office:value="108.74" calcext:value-type="float">
            <text:p>108.74</text:p>
          </table:table-cell>
          <table:table-cell table:number-columns-repeated="3"/>
        </table:table-row>
        <table:table-row table:style-name="ro1">
          <table:table-cell table:formula="of:=[$raw.A9]" office:value-type="string" office:string-value="-XX:+UseParallelGC" calcext:value-type="string">
            <text:p>-XX:+UseParallelGC</text:p>
          </table:table-cell>
          <table:table-cell table:formula="of:=[$raw.B9]" office:value-type="float" office:value="1024" calcext:value-type="float">
            <text:p>1024</text:p>
          </table:table-cell>
          <table:table-cell table:formula="of:=[$raw.C9]" office:value-type="float" office:value="50872.742" calcext:value-type="float">
            <text:p>50872.742</text:p>
          </table:table-cell>
          <table:table-cell table:formula="of:=[$raw.D9]" office:value-type="float" office:value="53344.327" calcext:value-type="float">
            <text:p>53344.327</text:p>
          </table:table-cell>
          <table:table-cell table:style-name="Default" table:formula="of:=[$raw.E9]" office:value-type="float" office:value="104.86" calcext:value-type="float">
            <text:p>104.86</text:p>
          </table:table-cell>
          <table:table-cell table:formula="of:=[$raw.F9]" office:value-type="float" office:value="65142049064" calcext:value-type="float">
            <text:p>65142049064</text:p>
          </table:table-cell>
          <table:table-cell table:formula="of:=[$raw.G9]" office:value-type="float" office:value="75606514151" calcext:value-type="float">
            <text:p>7560651415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9]" office:value-type="float" office:value="116.06" calcext:value-type="float">
            <text:p>116.06</text:p>
          </table:table-cell>
          <table:table-cell table:number-columns-repeated="3"/>
        </table:table-row>
        <table:table-row table:style-name="ro1">
          <table:table-cell table:formula="of:=[$raw.A10]" office:value-type="string" office:string-value="-XX:+UseParallelGC" calcext:value-type="string">
            <text:p>-XX:+UseParallelGC</text:p>
          </table:table-cell>
          <table:table-cell table:formula="of:=[$raw.B10]" office:value-type="float" office:value="2048" calcext:value-type="float">
            <text:p>2048</text:p>
          </table:table-cell>
          <table:table-cell table:formula="of:=[$raw.C10]" office:value-type="float" office:value="58830.838" calcext:value-type="float">
            <text:p>58830.838</text:p>
          </table:table-cell>
          <table:table-cell table:formula="of:=[$raw.D10]" office:value-type="float" office:value="56818.257" calcext:value-type="float">
            <text:p>56818.257</text:p>
          </table:table-cell>
          <table:table-cell table:style-name="Default" table:formula="of:=[$raw.E10]" office:value-type="float" office:value="96.58" calcext:value-type="float">
            <text:p>96.58</text:p>
          </table:table-cell>
          <table:table-cell table:formula="of:=[$raw.F10]" office:value-type="float" office:value="69801263220" calcext:value-type="float">
            <text:p>69801263220</text:p>
          </table:table-cell>
          <table:table-cell table:formula="of:=[$raw.G10]" office:value-type="float" office:value="87814189581" calcext:value-type="float">
            <text:p>8781418958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10]" office:value-type="float" office:value="125.81" calcext:value-type="float">
            <text:p>125.81</text:p>
          </table:table-cell>
          <table:table-cell table:number-columns-repeated="3"/>
        </table:table-row>
        <table:table-row table:style-name="ro1">
          <table:table-cell table:formula="of:=[$raw.A11]" office:value-type="string" office:string-value="-XX:+UseParallelGC" calcext:value-type="string">
            <text:p>-XX:+UseParallelGC</text:p>
          </table:table-cell>
          <table:table-cell table:formula="of:=[$raw.B11]" office:value-type="float" office:value="4096" calcext:value-type="float">
            <text:p>4096</text:p>
          </table:table-cell>
          <table:table-cell table:formula="of:=[$raw.C11]" office:value-type="float" office:value="56157.333" calcext:value-type="float">
            <text:p>56157.333</text:p>
          </table:table-cell>
          <table:table-cell table:formula="of:=[$raw.D11]" office:value-type="float" office:value="75504.062" calcext:value-type="float">
            <text:p>75504.062</text:p>
          </table:table-cell>
          <table:table-cell table:style-name="Default" table:formula="of:=[$raw.E11]" office:value-type="float" office:value="134.45" calcext:value-type="float">
            <text:p>134.45</text:p>
          </table:table-cell>
          <table:table-cell table:formula="of:=[$raw.F11]" office:value-type="float" office:value="72757572737" calcext:value-type="float">
            <text:p>72757572737</text:p>
          </table:table-cell>
          <table:table-cell table:formula="of:=[$raw.G11]" office:value-type="float" office:value="96896992157" calcext:value-type="float">
            <text:p>96896992157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11]" office:value-type="float" office:value="133.18" calcext:value-type="float">
            <text:p>133.18</text:p>
          </table:table-cell>
          <table:table-cell table:number-columns-repeated="3"/>
        </table:table-row>
        <table:table-row table:style-name="ro1">
          <table:table-cell table:formula="of:=[$raw.A12]" office:value-type="string" office:string-value="-XX:+UseParallelGC" calcext:value-type="string">
            <text:p>-XX:+UseParallelGC</text:p>
          </table:table-cell>
          <table:table-cell table:formula="of:=[$raw.B12]" office:value-type="float" office:value="8192" calcext:value-type="float">
            <text:p>8192</text:p>
          </table:table-cell>
          <table:table-cell table:formula="of:=[$raw.C12]" office:value-type="float" office:value="61056.053" calcext:value-type="float">
            <text:p>61056.053</text:p>
          </table:table-cell>
          <table:table-cell table:formula="of:=[$raw.D12]" office:value-type="float" office:value="71487.493" calcext:value-type="float">
            <text:p>71487.493</text:p>
          </table:table-cell>
          <table:table-cell table:style-name="Default" table:formula="of:=[$raw.E12]" office:value-type="float" office:value="117.09" calcext:value-type="float">
            <text:p>117.09</text:p>
          </table:table-cell>
          <table:table-cell table:formula="of:=[$raw.F12]" office:value-type="float" office:value="76830573810" calcext:value-type="float">
            <text:p>76830573810</text:p>
          </table:table-cell>
          <table:table-cell table:formula="of:=[$raw.G12]" office:value-type="float" office:value="102430303018" calcext:value-type="float">
            <text:p>10243030301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12]" office:value-type="float" office:value="133.32" calcext:value-type="float">
            <text:p>133.32</text:p>
          </table:table-cell>
          <table:table-cell table:number-columns-repeated="3"/>
        </table:table-row>
        <table:table-row table:style-name="ro1">
          <table:table-cell table:formula="of:=[$raw.A13]" office:value-type="string" office:string-value="-XX:+UseParallelGC" calcext:value-type="string">
            <text:p>-XX:+UseParallelGC</text:p>
          </table:table-cell>
          <table:table-cell table:formula="of:=[$raw.B13]" office:value-type="float" office:value="16384" calcext:value-type="float">
            <text:p>16384</text:p>
          </table:table-cell>
          <table:table-cell table:formula="of:=[$raw.C13]" office:value-type="float" office:value="58227.652" calcext:value-type="float">
            <text:p>58227.652</text:p>
          </table:table-cell>
          <table:table-cell table:formula="of:=[$raw.D13]" office:value-type="float" office:value="67196.073" calcext:value-type="float">
            <text:p>67196.073</text:p>
          </table:table-cell>
          <table:table-cell table:style-name="Default" table:formula="of:=[$raw.E13]" office:value-type="float" office:value="115.4" calcext:value-type="float">
            <text:p>115.4</text:p>
          </table:table-cell>
          <table:table-cell table:formula="of:=[$raw.F13]" office:value-type="float" office:value="80711651465" calcext:value-type="float">
            <text:p>80711651465</text:p>
          </table:table-cell>
          <table:table-cell table:formula="of:=[$raw.G13]" office:value-type="float" office:value="105375899443" calcext:value-type="float">
            <text:p>10537589944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13]" office:value-type="float" office:value="130.56" calcext:value-type="float">
            <text:p>130.56</text:p>
          </table:table-cell>
          <table:table-cell table:number-columns-repeated="3"/>
        </table:table-row>
        <table:table-row table:style-name="ro1" table:number-rows-repeated="104856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rialgc" table:style-name="ta1"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ce1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9" table:number-columns-repeated="2" table:default-cell-style-name="Default"/>
        <table:table-row table:style-name="ro1">
          <table:table-cell table:formula="of:=[$raw.A1]" office:value-type="string" office:string-value="GC" calcext:value-type="string">
            <text:p>GC</text:p>
          </table:table-cell>
          <table:table-cell table:formula="of:=[$raw.B1]" office:value-type="string" office:string-value="Classes" calcext:value-type="string">
            <text:p>Classes</text:p>
          </table:table-cell>
          <table:table-cell table:formula="of:=[$raw.C1]" office:value-type="string" office:string-value="-UseIndirectKlassPointers" calcext:value-type="string">
            <text:p>-UseIndirectKlassPointers</text:p>
          </table:table-cell>
          <table:table-cell table:formula="of:=[$raw.D1]" office:value-type="string" office:string-value="+UseIndirectKlassPointers" calcext:value-type="string">
            <text:p>+UseIndirectKlassPointers</text:p>
          </table:table-cell>
          <table:table-cell table:style-name="Default" table:formula="of:=[$raw.E1]" office:value-type="string" office:string-value="+UseIndirectKlassPointers, Percent " calcext:value-type="string">
            <text:p>+UseIndirectKlassPointers, Percent </text:p>
          </table:table-cell>
          <table:table-cell table:formula="of:=[$raw.F1]" office:value-type="string" office:string-value="-UseIndirectKlassPointers, Cache Misses" calcext:value-type="string">
            <text:p>-UseIndirectKlassPointers, Cache Misses</text:p>
          </table:table-cell>
          <table:table-cell table:formula="of:=[$raw.G1]" office:value-type="string" office:string-value="+UseIndirectKlassPointers, L1 Cache Misses" calcext:value-type="string">
            <text:p>+UseIndirectKlassPointers, L1 Cache Misses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1]" office:value-type="string" office:string-value="+UseIndirectKlassPointers, L1 Cache Misses percent compared with -UseIndirectKlassPointers" calcext:value-type="string">
            <text:p>+UseIndirectKlassPointers, L1 Cache Misses percent compared with -UseIndirectKlassPointers</text:p>
          </table:table-cell>
        </table:table-row>
        <table:table-row table:style-name="ro1">
          <table:table-cell table:formula="of:=[$raw.A14]" office:value-type="string" office:string-value="-XX:+UseSerialGC" calcext:value-type="string">
            <text:p>-XX:+UseSerialGC</text:p>
          </table:table-cell>
          <table:table-cell table:formula="of:=[$raw.B14]" office:value-type="float" office:value="512" calcext:value-type="float">
            <text:p>512</text:p>
          </table:table-cell>
          <table:table-cell table:formula="of:=[$raw.C14]" office:value-type="float" office:value="168302.354" calcext:value-type="float">
            <text:p>168302.354</text:p>
          </table:table-cell>
          <table:table-cell table:formula="of:=[$raw.D14]" office:value-type="float" office:value="194805.175" calcext:value-type="float">
            <text:p>194805.175</text:p>
          </table:table-cell>
          <table:table-cell table:style-name="Default" table:formula="of:=[$raw.E14]" office:value-type="float" office:value="115.75" calcext:value-type="float">
            <text:p>115.75</text:p>
          </table:table-cell>
          <table:table-cell table:formula="of:=[$raw.F14]" office:value-type="float" office:value="63624550596" calcext:value-type="float">
            <text:p>63624550596</text:p>
          </table:table-cell>
          <table:table-cell table:formula="of:=[$raw.G14]" office:value-type="float" office:value="68681779848" calcext:value-type="float">
            <text:p>6868177984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14]" office:value-type="float" office:value="107.95" calcext:value-type="float">
            <text:p>107.95</text:p>
          </table:table-cell>
        </table:table-row>
        <table:table-row table:style-name="ro1">
          <table:table-cell table:formula="of:=[$raw.A15]" office:value-type="string" office:string-value="-XX:+UseSerialGC" calcext:value-type="string">
            <text:p>-XX:+UseSerialGC</text:p>
          </table:table-cell>
          <table:table-cell table:formula="of:=[$raw.B15]" office:value-type="float" office:value="1024" calcext:value-type="float">
            <text:p>1024</text:p>
          </table:table-cell>
          <table:table-cell table:formula="of:=[$raw.C15]" office:value-type="float" office:value="192219.823" calcext:value-type="float">
            <text:p>192219.823</text:p>
          </table:table-cell>
          <table:table-cell table:formula="of:=[$raw.D15]" office:value-type="float" office:value="216919.311" calcext:value-type="float">
            <text:p>216919.311</text:p>
          </table:table-cell>
          <table:table-cell table:style-name="Default" table:formula="of:=[$raw.E15]" office:value-type="float" office:value="112.85" calcext:value-type="float">
            <text:p>112.85</text:p>
          </table:table-cell>
          <table:table-cell table:formula="of:=[$raw.F15]" office:value-type="float" office:value="72995628655" calcext:value-type="float">
            <text:p>72995628655</text:p>
          </table:table-cell>
          <table:table-cell table:formula="of:=[$raw.G15]" office:value-type="float" office:value="83997313580" calcext:value-type="float">
            <text:p>8399731358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15]" office:value-type="float" office:value="115.07" calcext:value-type="float">
            <text:p>115.07</text:p>
          </table:table-cell>
        </table:table-row>
        <table:table-row table:style-name="ro1">
          <table:table-cell table:formula="of:=[$raw.A16]" office:value-type="string" office:string-value="-XX:+UseSerialGC" calcext:value-type="string">
            <text:p>-XX:+UseSerialGC</text:p>
          </table:table-cell>
          <table:table-cell table:formula="of:=[$raw.B16]" office:value-type="float" office:value="2048" calcext:value-type="float">
            <text:p>2048</text:p>
          </table:table-cell>
          <table:table-cell table:formula="of:=[$raw.C16]" office:value-type="float" office:value="276498.38" calcext:value-type="float">
            <text:p>276498.38</text:p>
          </table:table-cell>
          <table:table-cell table:formula="of:=[$raw.D16]" office:value-type="float" office:value="268132.81" calcext:value-type="float">
            <text:p>268132.81</text:p>
          </table:table-cell>
          <table:table-cell table:style-name="Default" table:formula="of:=[$raw.E16]" office:value-type="float" office:value="96.97" calcext:value-type="float">
            <text:p>96.97</text:p>
          </table:table-cell>
          <table:table-cell table:formula="of:=[$raw.F16]" office:value-type="float" office:value="78317135189" calcext:value-type="float">
            <text:p>78317135189</text:p>
          </table:table-cell>
          <table:table-cell table:formula="of:=[$raw.G16]" office:value-type="float" office:value="97966118120" calcext:value-type="float">
            <text:p>9796611812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16]" office:value-type="float" office:value="125.09" calcext:value-type="float">
            <text:p>125.09</text:p>
          </table:table-cell>
        </table:table-row>
        <table:table-row table:style-name="ro1">
          <table:table-cell table:formula="of:=[$raw.A17]" office:value-type="string" office:string-value="-XX:+UseSerialGC" calcext:value-type="string">
            <text:p>-XX:+UseSerialGC</text:p>
          </table:table-cell>
          <table:table-cell table:formula="of:=[$raw.B17]" office:value-type="float" office:value="4096" calcext:value-type="float">
            <text:p>4096</text:p>
          </table:table-cell>
          <table:table-cell table:formula="of:=[$raw.C17]" office:value-type="float" office:value="279173.217" calcext:value-type="float">
            <text:p>279173.217</text:p>
          </table:table-cell>
          <table:table-cell table:formula="of:=[$raw.D17]" office:value-type="float" office:value="319200.013" calcext:value-type="float">
            <text:p>319200.013</text:p>
          </table:table-cell>
          <table:table-cell table:style-name="Default" table:formula="of:=[$raw.E17]" office:value-type="float" office:value="114.34" calcext:value-type="float">
            <text:p>114.34</text:p>
          </table:table-cell>
          <table:table-cell table:formula="of:=[$raw.F17]" office:value-type="float" office:value="81273192980" calcext:value-type="float">
            <text:p>81273192980</text:p>
          </table:table-cell>
          <table:table-cell table:formula="of:=[$raw.G17]" office:value-type="float" office:value="110271162130" calcext:value-type="float">
            <text:p>11027116213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17]" office:value-type="float" office:value="135.68" calcext:value-type="float">
            <text:p>135.68</text:p>
          </table:table-cell>
        </table:table-row>
        <table:table-row table:style-name="ro1">
          <table:table-cell table:formula="of:=[$raw.A18]" office:value-type="string" office:string-value="-XX:+UseSerialGC" calcext:value-type="string">
            <text:p>-XX:+UseSerialGC</text:p>
          </table:table-cell>
          <table:table-cell table:formula="of:=[$raw.B18]" office:value-type="float" office:value="8192" calcext:value-type="float">
            <text:p>8192</text:p>
          </table:table-cell>
          <table:table-cell table:formula="of:=[$raw.C18]" office:value-type="float" office:value="303783.997" calcext:value-type="float">
            <text:p>303783.997</text:p>
          </table:table-cell>
          <table:table-cell table:formula="of:=[$raw.D18]" office:value-type="float" office:value="365257.162" calcext:value-type="float">
            <text:p>365257.162</text:p>
          </table:table-cell>
          <table:table-cell table:style-name="Default" table:formula="of:=[$raw.E18]" office:value-type="float" office:value="120.24" calcext:value-type="float">
            <text:p>120.24</text:p>
          </table:table-cell>
          <table:table-cell table:formula="of:=[$raw.F18]" office:value-type="float" office:value="85748243704" calcext:value-type="float">
            <text:p>85748243704</text:p>
          </table:table-cell>
          <table:table-cell table:formula="of:=[$raw.G18]" office:value-type="float" office:value="117704782741" calcext:value-type="float">
            <text:p>11770478274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18]" office:value-type="float" office:value="137.27" calcext:value-type="float">
            <text:p>137.27</text:p>
          </table:table-cell>
        </table:table-row>
        <table:table-row table:style-name="ro1">
          <table:table-cell table:formula="of:=[$raw.A19]" office:value-type="string" office:string-value="-XX:+UseSerialGC" calcext:value-type="string">
            <text:p>-XX:+UseSerialGC</text:p>
          </table:table-cell>
          <table:table-cell table:formula="of:=[$raw.B19]" office:value-type="float" office:value="16384" calcext:value-type="float">
            <text:p>16384</text:p>
          </table:table-cell>
          <table:table-cell table:formula="of:=[$raw.C19]" office:value-type="float" office:value="337843.187" calcext:value-type="float">
            <text:p>337843.187</text:p>
          </table:table-cell>
          <table:table-cell table:formula="of:=[$raw.D19]" office:value-type="float" office:value="426803.383" calcext:value-type="float">
            <text:p>426803.383</text:p>
          </table:table-cell>
          <table:table-cell table:style-name="Default" table:formula="of:=[$raw.E19]" office:value-type="float" office:value="126.33" calcext:value-type="float">
            <text:p>126.33</text:p>
          </table:table-cell>
          <table:table-cell table:formula="of:=[$raw.F19]" office:value-type="float" office:value="90019010277" calcext:value-type="float">
            <text:p>90019010277</text:p>
          </table:table-cell>
          <table:table-cell table:formula="of:=[$raw.G19]" office:value-type="float" office:value="121149333455" calcext:value-type="float">
            <text:p>121149333455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raw.H19]" office:value-type="float" office:value="134.58" calcext:value-type="float">
            <text:p>134.58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13:30:03.928160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1T15:18:07.674211425</dc:date>
    <meta:editing-duration>PT9M10S</meta:editing-duration>
    <meta:editing-cycles>2</meta:editing-cycles>
    <meta:generator>LibreOffice/6.4.7.2$Linux_X86_64 LibreOffice_project/40$Build-2</meta:generator>
    <meta:document-statistic meta:table-count="4" meta:cell-count="35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43cm" svg:y="0.316cm" chart:style-name="ch2">
          <text:p>G1GC, GC pause times, Klasstable vs Stock JVM</text:p>
        </chart:title>
        <chart:legend chart:legend-position="end" svg:x="10.555cm" svg:y="3.952cm" style:legend-expansion="high" chart:style-name="ch3"/>
        <chart:plot-area chart:style-name="ch4" table:cell-range-address="g1gc.B1:g1gc.D7" chart:data-source-has-labels="both" svg:x="1.331cm" svg:y="1.275cm" svg:width="8.904cm" svg:height="6.564cm">
          <chartooo:coordinate-region svg:x="2.508cm" svg:y="1.474cm" svg:width="7.262cm" svg:height="5.718cm"/>
          <chart:axis chart:dimension="x" chart:name="primary-x" chart:style-name="ch5" chartooo:axis-type="auto">
            <chartooo:date-scale/>
            <chart:title svg:x="4.35cm" svg:y="8.019cm" chart:style-name="ch6">
              <text:p>Number of Classes</text:p>
            </chart:title>
            <chart:categories table:cell-range-address="g1gc.B2:g1gc.B7"/>
          </chart:axis>
          <chart:axis chart:dimension="y" chart:name="primary-y" chart:style-name="ch5">
            <chart:title svg:x="0.451cm" svg:y="6.241cm" chart:style-name="ch7">
              <text:p>Pause times, total (ms)</text:p>
            </chart:title>
            <chart:grid chart:style-name="ch8" chart:class="major"/>
          </chart:axis>
          <chart:series chart:style-name="ch9" chart:values-cell-range-address="g1gc.C2:g1gc.C7" chart:label-cell-address="g1gc.C1:g1gc.C1" chart:class="chart:line">
            <chart:data-point chart:repeated="6"/>
          </chart:series>
          <chart:series chart:style-name="ch10" chart:values-cell-range-address="g1gc.D2:g1gc.D7" chart:label-cell-address="g1gc.D1:g1gc.D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UseIndirectKlassPointers</text:p>
                <draw:g>
                  <svg:desc>g1gc.C1:g1gc.C1</svg:desc>
                </draw:g>
              </table:table-cell>
              <table:table-cell office:value-type="string">
                <text:p>+UseIndirectKlassPointers</text:p>
                <draw:g>
                  <svg:desc>g1gc.D1:g1gc.D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g1gc.B2:g1gc.B7</svg:desc>
                </draw:g>
              </table:table-cell>
              <table:table-cell office:value-type="float" office:value="27401.866">
                <text:p>27401.866</text:p>
                <draw:g>
                  <svg:desc>g1gc.C2:g1gc.C7</svg:desc>
                </draw:g>
              </table:table-cell>
              <table:table-cell office:value-type="float" office:value="30895.154">
                <text:p>30895.154</text:p>
                <draw:g>
                  <svg:desc>g1gc.D2:g1gc.D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0837.576">
                <text:p>30837.576</text:p>
              </table:table-cell>
              <table:table-cell office:value-type="float" office:value="34728.504">
                <text:p>34728.50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8996.449">
                <text:p>38996.449</text:p>
              </table:table-cell>
              <table:table-cell office:value-type="float" office:value="43849.157">
                <text:p>43849.15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6672.67">
                <text:p>46672.67</text:p>
              </table:table-cell>
              <table:table-cell office:value-type="float" office:value="52645.803">
                <text:p>52645.80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9589.194">
                <text:p>49589.194</text:p>
              </table:table-cell>
              <table:table-cell office:value-type="float" office:value="57943.652">
                <text:p>57943.65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0589.647">
                <text:p>50589.647</text:p>
              </table:table-cell>
              <table:table-cell office:value-type="float" office:value="68592.279">
                <text:p>68592.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43cm" svg:y="0.316cm" chart:style-name="ch2">
          <text:p>G1GC, GC pause times, Klasstable vs Stock JVM</text:p>
        </chart:title>
        <chart:legend chart:legend-position="end" svg:x="10.449cm" svg:y="4.002cm" style:legend-expansion="high" chart:style-name="ch3"/>
        <chart:plot-area chart:style-name="ch4" table:cell-range-address="g1gc.B1:g1gc.B7 g1gc.E1:g1gc.E7" chart:data-source-has-labels="both" svg:x="1.331cm" svg:y="1.275cm" svg:width="8.798cm" svg:height="6.564cm">
          <chartooo:coordinate-region svg:x="1.952cm" svg:y="1.474cm" svg:width="7.526cm" svg:height="5.718cm"/>
          <chart:axis chart:dimension="x" chart:name="primary-x" chart:style-name="ch5" chartooo:axis-type="auto">
            <chartooo:date-scale/>
            <chart:title svg:x="4.297cm" svg:y="8.019cm" chart:style-name="ch6">
              <text:p>Number of Classes</text:p>
            </chart:title>
            <chart:categories table:cell-range-address="g1gc.B2:g1gc.B7"/>
          </chart:axis>
          <chart:axis chart:dimension="y" chart:name="primary-y" chart:style-name="ch5">
            <chart:title svg:x="0.451cm" svg:y="6.241cm" chart:style-name="ch7">
              <text:p>Pause times, total (ms)</text:p>
            </chart:title>
            <chart:grid chart:style-name="ch8" chart:class="major"/>
          </chart:axis>
          <chart:series chart:style-name="ch9" chart:values-cell-range-address="g1gc.E2:g1gc.E7" chart:label-cell-address="g1gc.E1:g1gc.E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UseIndirectKlassPointers, Percent </text:p>
                <draw:g>
                  <svg:desc>g1gc.E1:g1gc.E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g1gc.B2:g1gc.B7</svg:desc>
                </draw:g>
              </table:table-cell>
              <table:table-cell office:value-type="float" office:value="112.75">
                <text:p>112.75</text:p>
                <draw:g>
                  <svg:desc>g1gc.E2:g1gc.E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12.62">
                <text:p>112.6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12.44">
                <text:p>112.4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16.85">
                <text:p>116.8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35.59">
                <text:p>135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25cm" svg:y="0.316cm" chart:style-name="ch2">
          <text:p>G1GC, L1 misses, Klasstable vs Stock JVM</text:p>
        </chart:title>
        <chart:legend chart:legend-position="end" svg:x="9.973cm" svg:y="3.605cm" style:legend-expansion="high" chart:style-name="ch3"/>
        <chart:plot-area chart:style-name="ch4" table:cell-range-address="g1gc.B1:g1gc.B7 g1gc.H1:g1gc.H7" chart:data-source-has-labels="both" svg:x="1.331cm" svg:y="1.275cm" svg:width="8.322cm" svg:height="6.564cm">
          <chartooo:coordinate-region svg:x="1.952cm" svg:y="1.474cm" svg:width="7.05cm" svg:height="5.718cm"/>
          <chart:axis chart:dimension="x" chart:name="primary-x" chart:style-name="ch5" chartooo:axis-type="auto">
            <chartooo:date-scale/>
            <chart:title svg:x="4.059cm" svg:y="8.019cm" chart:style-name="ch6">
              <text:p>Number of Classes</text:p>
            </chart:title>
            <chart:categories table:cell-range-address="g1gc.B2:g1gc.B7"/>
          </chart:axis>
          <chart:axis chart:dimension="y" chart:name="primary-y" chart:style-name="ch5">
            <chart:title svg:x="0.451cm" svg:y="5.17cm" chart:style-name="ch7">
              <text:p>Percent</text:p>
            </chart:title>
            <chart:grid chart:style-name="ch8" chart:class="major"/>
          </chart:axis>
          <chart:series chart:style-name="ch9" chart:values-cell-range-address="g1gc.H2:g1gc.H7" chart:label-cell-address="g1gc.H1:g1gc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UseIndirectKlassPointers, L1 Cache Misses percent compared with -UseIndirectKlassPointers</text:p>
                <draw:g>
                  <svg:desc>g1gc.H1:g1gc.H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g1gc.B2:g1gc.B7</svg:desc>
                </draw:g>
              </table:table-cell>
              <table:table-cell office:value-type="float" office:value="97.71">
                <text:p>97.71</text:p>
                <draw:g>
                  <svg:desc>g1gc.H2:g1gc.H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5.85">
                <text:p>105.8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20.03">
                <text:p>120.0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30.28">
                <text:p>130.2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32.68">
                <text:p>132.6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31.23">
                <text:p>131.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